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2b30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0f6dc0" style:font-name-complex="Arial1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paragraph-rsid="000d2b30" style:font-size-asian="12pt" style:font-name-complex="Arial1" style:font-size-complex="12pt"/>
    </style:style>
    <style:style style:name="P4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5" style:family="paragraph" style:parent-style-name="List_20_Paragraph">
      <style:paragraph-properties fo:margin-left="2.54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0f6dc0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style="italic" officeooo:paragraph-rsid="000f6dc0" style:font-size-asian="12pt" style:font-style-asian="italic" style:font-name-complex="Arial1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style="italic" officeooo:paragraph-rsid="000f6dc0" style:font-size-asian="12pt" style:font-style-asian="italic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0f6dc0" officeooo:paragraph-rsid="000f6dc0" style:font-size-asian="12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d2b30" style:font-size-asian="14pt" style:font-weight-asian="bold" style:font-name-complex="Arial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0f6dc0" style:font-size-asian="14pt" style:font-weight-asian="bold" style:font-name-complex="Arial1" style:font-size-complex="14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4pt" fo:font-weight="bold" officeooo:paragraph-rsid="000f6dc0" style:font-size-asian="14pt" style:font-weight-asian="bold" style:font-name-complex="Arial1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paragraph-rsid="000f6dc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4pt" fo:font-weight="bold" officeooo:paragraph-rsid="000f6dc0" style:font-size-asian="14pt" style:font-weight-asian="bold" style:font-size-complex="14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4pt" fo:font-weight="bold" officeooo:paragraph-rsid="000f6dc0" style:font-size-asian="14pt" style:font-weight-asian="bold" style:font-size-complex="14pt" style:font-weight-complex="normal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paragraph-rsid="000d2b30" style:font-size-asian="12pt" style:font-name-complex="Arial1" style:font-size-complex="12pt"/>
    </style:style>
    <style:style style:name="P17" style:family="paragraph" style:parent-style-name="List_20_Paragraph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paragraph-rsid="000f6dc0" style:font-size-asian="12pt" style:font-name-complex="Arial1" style:font-size-complex="12pt"/>
    </style:style>
    <style:style style:name="P18" style:family="paragraph" style:parent-style-name="List_20_Paragraph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19" style:family="paragraph" style:parent-style-name="List_20_Paragraph" style:list-style-name="WWNum12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20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style:font-size-asian="12pt" style:font-name-complex="Arial1" style:font-size-complex="12pt"/>
    </style:style>
    <style:style style:name="P21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74825" style:font-size-asian="12pt" style:font-name-complex="Arial1" style:font-size-complex="12pt"/>
    </style:style>
    <style:style style:name="P22" style:family="paragraph" style:parent-style-name="List_20_Paragraph" style:list-style-name="L4">
      <style:paragraph-properties fo:margin-left="2.501cm" fo:margin-right="0cm" fo:text-align="justify" style:justify-single-word="false" fo:text-indent="-0.635cm" style:auto-text-indent="false">
        <style:tab-stops>
          <style:tab-stop style:position="4.974cm"/>
        </style:tab-stops>
      </style:paragraph-properties>
      <style:text-properties style:font-name="Arial" fo:font-size="12pt" officeooo:rsid="00151e45" officeooo:paragraph-rsid="00151e45" style:font-size-asian="12pt" style:font-name-complex="Arial1" style:font-size-complex="12pt"/>
    </style:style>
    <style:style style:name="P23" style:family="paragraph" style:parent-style-name="List_20_Paragraph" style:list-style-name="L4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56a6f" officeooo:paragraph-rsid="00158be4" style:font-size-asian="12pt" style:font-name-complex="Arial1" style:font-size-complex="12pt"/>
    </style:style>
    <style:style style:name="P24" style:family="paragraph" style:parent-style-name="List_20_Paragraph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fo:background-color="transparent" style:font-size-asian="12pt" style:font-name-complex="Arial1" style:font-size-complex="12pt"/>
    </style:style>
    <style:style style:name="P25" style:family="paragraph" style:parent-style-name="List_20_Paragraph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a0fac" officeooo:paragraph-rsid="001a0fac" fo:background-color="transparent" style:font-size-asian="12pt" style:font-name-complex="Arial1" style:font-size-complex="12pt"/>
    </style:style>
    <style:style style:name="P26" style:family="paragraph" style:parent-style-name="List_20_Paragraph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officeooo:rsid="0010a296" officeooo:paragraph-rsid="0010a296" fo:background-color="#ffff00" style:font-size-asian="12pt" style:font-name-complex="Arial1" style:font-size-complex="12pt"/>
    </style:style>
    <style:style style:name="P27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weight="normal" officeooo:rsid="0010a296" officeooo:paragraph-rsid="0010a296" style:font-size-asian="12pt" style:font-weight-asian="normal" style:font-name-complex="Arial1" style:font-size-complex="12pt" style:font-weight-complex="normal"/>
    </style:style>
    <style:style style:name="P28" style:family="paragraph" style:parent-style-name="List_20_Paragraph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fo:font-weight="normal" officeooo:rsid="0010a296" officeooo:paragraph-rsid="0010a296" style:font-size-asian="12pt" style:font-weight-asian="normal" style:font-name-complex="Arial1" style:font-size-complex="12pt" style:font-weight-complex="normal"/>
    </style:style>
    <style:style style:name="P29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weight="normal" officeooo:rsid="0010a296" officeooo:paragraph-rsid="0010a296" style:font-size-asian="12pt" style:font-weight-asian="normal" style:font-name-complex="Arial1" style:font-size-complex="12pt" style:font-weight-complex="normal"/>
    </style:style>
    <style:style style:name="P30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weight="normal" officeooo:rsid="00151e45" officeooo:paragraph-rsid="00151e45" style:font-size-asian="12pt" style:font-weight-asian="normal" style:font-name-complex="Arial1" style:font-size-complex="12pt" style:font-weight-complex="normal"/>
    </style:style>
    <style:style style:name="P31" style:family="paragraph" style:parent-style-name="List_20_Paragraph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weight="normal" officeooo:rsid="00151e45" officeooo:paragraph-rsid="00174825" style:font-size-asian="12pt" style:font-weight-asian="normal" style:font-name-complex="Arial1" style:font-size-complex="12pt" style:font-weight-complex="normal"/>
    </style:style>
    <style:style style:name="P32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fo:font-weight="normal" officeooo:rsid="00151e45" officeooo:paragraph-rsid="00151e45" style:font-size-asian="12pt" style:font-weight-asian="normal" style:font-name-complex="Arial1" style:font-size-complex="12pt" style:font-weight-complex="normal"/>
    </style:style>
    <style:style style:name="P33" style:family="paragraph" style:parent-style-name="List_20_Paragraph">
      <style:paragraph-properties fo:margin-left="1.251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fo:font-weight="normal" officeooo:rsid="00151e45" officeooo:paragraph-rsid="00151e45" style:font-size-asian="12pt" style:font-weight-asian="normal" style:font-name-complex="Arial1" style:font-size-complex="12pt" style:font-weight-complex="normal"/>
    </style:style>
    <style:style style:name="P34" style:family="paragraph" style:parent-style-name="List_20_Paragraph">
      <style:paragraph-properties fo:margin-left="2.501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2pt" fo:font-weight="normal" officeooo:rsid="00151e45" officeooo:paragraph-rsid="00151e45" style:font-size-asian="12pt" style:font-weight-asian="normal" style:font-name-complex="Arial1" style:font-size-complex="12pt" style:font-weight-complex="normal"/>
    </style:style>
    <style:style style:name="P35" style:family="paragraph" style:parent-style-name="List_20_Paragraph" style:list-style-name="L4">
      <style:paragraph-properties fo:margin-left="2.501cm" fo:margin-right="0cm" fo:text-align="justify" style:justify-single-word="false" fo:text-indent="-0.635cm" style:auto-text-indent="false">
        <style:tab-stops>
          <style:tab-stop style:position="4.974cm"/>
        </style:tab-stops>
      </style:paragraph-properties>
      <style:text-properties style:font-name="Arial" fo:font-size="12pt" fo:font-weight="normal" officeooo:rsid="00151e45" officeooo:paragraph-rsid="00151e45" style:font-size-asian="12pt" style:font-weight-asian="normal" style:font-name-complex="Arial1" style:font-size-complex="12pt" style:font-weight-complex="normal"/>
    </style:style>
    <style:style style:name="P36" style:family="paragraph" style:parent-style-name="List_20_Paragraph" style:list-style-name="L4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weight="normal" officeooo:rsid="00156a6f" officeooo:paragraph-rsid="00158be4" style:font-size-asian="12pt" style:font-weight-asian="normal" style:font-name-complex="Arial1" style:font-size-complex="12pt" style:font-weight-complex="normal"/>
    </style:style>
    <style:style style:name="P37" style:family="paragraph" style:parent-style-name="List_20_Paragraph" style:list-style-name="L4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weight="normal" officeooo:rsid="00158be4" officeooo:paragraph-rsid="00158be4" style:font-size-asian="12pt" style:font-weight-asian="normal" style:font-name-complex="Arial1" style:font-size-complex="12pt" style:font-weight-complex="normal"/>
    </style:style>
    <style:style style:name="P38" style:family="paragraph" style:parent-style-name="List_20_Paragraph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2pt" fo:font-weight="normal" officeooo:rsid="00158be4" officeooo:paragraph-rsid="00158be4" style:font-size-asian="12pt" style:font-weight-asian="normal" style:font-name-complex="Arial1" style:font-size-complex="12pt" style:font-weight-complex="normal"/>
    </style:style>
    <style:style style:name="P39" style:family="paragraph" style:parent-style-name="List_20_Paragraph" style:list-style-name="WWNum12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officeooo:paragraph-rsid="000f6dc0" style:font-name-complex="Arial1"/>
    </style:style>
    <style:style style:name="P40" style:family="paragraph" style:parent-style-name="Standard" style:list-style-name="L1">
      <style:paragraph-properties fo:text-align="justify" style:justify-single-word="false"/>
      <style:text-properties officeooo:rsid="000f6dc0" officeooo:paragraph-rsid="000f6dc0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0f6dc0" officeooo:paragraph-rsid="000f6dc0" style:font-size-asian="12pt" style:font-weight-asian="normal" style:font-name-complex="Arial1" style:font-size-complex="12pt" style:font-weight-complex="normal"/>
    </style:style>
    <style:style style:name="P42" style:family="paragraph" style:parent-style-name="Standard" style:list-style-name="L2">
      <style:paragraph-properties fo:text-align="justify" style:justify-single-word="false">
        <style:tab-stops>
          <style:tab-stop style:position="2.037cm"/>
        </style:tab-stops>
      </style:paragraph-properties>
      <style:text-properties style:font-name="Arial" fo:font-size="12pt" fo:font-weight="normal" officeooo:rsid="000f6dc0" officeooo:paragraph-rsid="000f6dc0" style:font-size-asian="12pt" style:font-weight-asian="normal" style:font-name-complex="Arial1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>
        <style:tab-stops>
          <style:tab-stop style:position="2.037cm"/>
        </style:tab-stops>
      </style:paragraph-properties>
      <style:text-properties style:font-name="Arial" fo:font-size="12pt" fo:font-weight="normal" officeooo:paragraph-rsid="000f6dc0" style:font-size-asian="12pt" style:font-weight-asian="normal" style:font-name-complex="Arial1" style:font-size-complex="12pt" style:font-weight-complex="normal"/>
    </style:style>
    <style:style style:name="P44" style:family="paragraph" style:parent-style-name="Standard" style:list-style-name="L2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2pt" fo:font-weight="normal" officeooo:paragraph-rsid="000f6dc0" style:font-size-asian="12pt" style:font-weight-asian="normal" style:font-size-complex="12pt" style:font-weight-complex="normal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officeooo:rsid="000f6dc0" style:font-name-complex="Arial1"/>
    </style:style>
    <style:style style:name="T5" style:family="text">
      <style:text-properties officeooo:rsid="0010a29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d5ec" style:font-weight-asian="normal" style:font-weight-complex="normal"/>
    </style:style>
    <style:style style:name="T8" style:family="text">
      <style:text-properties fo:font-weight="normal" officeooo:rsid="0012adc7" style:font-weight-asian="normal" style:font-weight-complex="normal"/>
    </style:style>
    <style:style style:name="T9" style:family="text">
      <style:text-properties fo:font-weight="normal" officeooo:rsid="001359ad" style:font-weight-asian="normal" style:font-weight-complex="normal"/>
    </style:style>
    <style:style style:name="T10" style:family="text">
      <style:text-properties fo:font-weight="normal" officeooo:rsid="00156a6f" style:font-weight-asian="normal" style:font-weight-complex="normal"/>
    </style:style>
    <style:style style:name="T11" style:family="text">
      <style:text-properties fo:font-weight="normal" officeooo:rsid="00158be4" style:font-weight-asian="normal" style:font-weight-complex="normal"/>
    </style:style>
    <style:style style:name="T12" style:family="text">
      <style:text-properties fo:font-weight="normal" officeooo:rsid="000f6dc0" style:font-weight-asian="normal" style:font-weight-complex="normal"/>
    </style:style>
    <style:style style:name="T13" style:family="text">
      <style:text-properties fo:font-weight="normal" officeooo:rsid="00174825" style:font-weight-asian="normal" style:font-weight-complex="normal"/>
    </style:style>
    <style:style style:name="T14" style:family="text">
      <style:text-properties officeooo:rsid="0012adc7"/>
    </style:style>
    <style:style style:name="T15" style:family="text">
      <style:text-properties officeooo:rsid="00187e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ETTO PER IL CORSO DI PROGRAMMAZIONE PROCEDURALE</text:p>
      <text:p text:style-name="P10"/>
      <text:p text:style-name="P3">Sessione <text:span text:style-name="T15">invernale</text:span> 202<text:span text:style-name="T15">2</text:span>/202<text:span text:style-name="T15">3</text:span>.</text:p>
      <text:p text:style-name="P3"/>
      <text:p text:style-name="P3">Studenti: Geri Elisa, Spinetta Marco.</text:p>
      <text:p text:style-name="P3"/>
      <text:p text:style-name="P3">Numero di matricola: 299431, 298952.</text:p>
      <text:p text:style-name="P3"/>
      <text:p text:style-name="P3">Iscritti al <text:span text:style-name="T15">1°</text:span> anno <text:span text:style-name="T15">fuori corso </text:span>del corso di laurea triennale in INFORMATICA APPLICATA.</text:p>
      <text:p text:style-name="P3"/>
      <text:p text:style-name="P3">Indice:</text:p>
      <text:list text:style-name="WWNum1">
        <text:list-item>
          <text:p text:style-name="P16">Specifica del problema……………………………………...…....…..…...……….2</text:p>
        </text:list-item>
        <text:list-item>
          <text:p text:style-name="P16">Analisi del problema………………………………………………....….…...….….3</text:p>
        </text:list-item>
        <text:list-item>
          <text:p text:style-name="P16">Progettazione dell’algoritmo…………………………………………...………..…4</text:p>
        </text:list-item>
        <text:list-item>
          <text:p text:style-name="P16">Implementazione dell’algoritmo……………………………………………………6</text:p>
        </text:list-item>
        <text:list-item>
          <text:p text:style-name="P16">Testing del programma……………………………………………………………22</text:p>
        </text:list-item>
        <text:list-item>
          <text:p text:style-name="P16">Verifica del programma……………………………………………………………26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1. Specifica del problema</text:p>
      <text:p text:style-name="P14"/>
      <text:p text:style-name="P13">La congettura di Beal asserisce che se a x + b y = c z dove a, b, c, x, y, z ∈ N con a, b, c ≥ 1 e x, y, z ≥ 3, allora a, b, c hanno un fattore primo in comune. La congettura di Collatz asserisce che la funzione f : N&gt;0 → N&gt;0 definita ponendo f(n) = n/2 se n è pari ed f(n) = 3 · n + 1 se n è dispari genera 1 dopo un numero 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 della differenza tra i due numeri che il quadrato del logaritmo naturale del più piccolo dei due numeri)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oft-page-break/>2. Analisi del problema</text:p>
      <text:p text:style-name="P7">Dati di ingresso del problema:</text:p>
      <text:p text:style-name="P6">I dati di ingresso del problema sono:</text:p>
      <text:list text:style-name="L1">
        <text:list-item>
          <text:p text:style-name="P40"><text:span text:style-name="T1">nel primo caso l’acquisizione di <text:s/></text:span><text:span text:style-name="T2">a, b, c, x, y, z</text:span></text:p>
        </text:list-item>
        <text:list-item>
          <text:p text:style-name="P41">n&gt;0 nel secondo caso</text:p>
        </text:list-item>
        <text:list-item>
          <text:p text:style-name="P43">due numeri primi consecutivi ≥ 11 nel terzo caso</text:p>
          <text:p text:style-name="P43"/>
        </text:list-item>
      </text:list>
      <text:p text:style-name="P7">Dati di uscita del problema:</text:p>
      <text:list text:style-name="L2">
        <text:list-item>
          <text:p text:style-name="P44"><text:span text:style-name="T4">nel primo caso </text:span><text:span text:style-name="T3">se non vale a x + b y = c z , il programma lo stampa sullo schermo e poi verifica comunque se a, b, c hanno un fattore primo in comune e ne stampa l’esito sullo schermo</text:span></text:p>
        </text:list-item>
        <text:list-item>
          <text:p text:style-name="P42">nel secondo caso <text:s/>il programma stampa sullo schermo tutti i numeri generati</text:p>
        </text:list-item>
        <text:list-item>
          <text:p text:style-name="P42">nel terzo caso <text:s/>il programma stampa sullo schermo sia il valore assoluto della differenza tra i due numeri che il quadrato del logaritmo naturale del più piccolo dei due numeri</text:p>
        </text:list-item>
      </text:list>
      <text:p text:style-name="P6"/>
      <text:p text:style-name="P7">Relazioni intercorrenti:</text:p>
      <text:p text:style-name="P9">Per poter lavorare sul progetto si è scelto di ragionare sulla definizione matematica delle tre congetture, che sono rispettivamente: <text:s/>quella di Beal, quella di Collatz e infine quella di Cramer.</text:p>
      <text:p text:style-name="P9">La congettura di Beal <text:s/>asserisce che se a x + b y = c z dove a, b, c, x, y, z ∈ N con a, b, c ≥ 1 e x, y, z ≥ 3, allora a, b, c hanno un fattore primo in comune.</text:p>
      <text:p text:style-name="P9">La congettura di Collatz asserisce che la funzione f : N&gt;0 → N&gt;0 definita ponendo </text:p>
      <text:p text:style-name="P9">f(n) = n/2 se n è pari ed f(n) = 3 · n + 1 se n è dispari genera 1 dopo un numero finito di applicazioni ai numeri man mano ottenuti.</text:p>
      <text:p text:style-name="P9">Infine la congettura di Cramer asserisce che il valore assoluto della differenza tra due numeri primi consecutivi ≥ 11 è minore del quadrato del logaritmo naturale del più piccolo dei due numeri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</text:p>
      <text:p text:style-name="P12">3. Progettazione dell’algoritmo</text:p>
      <text:p text:style-name="P8">Scelte di progetto:</text:p>
      <text:list xml:id="list2451658270" text:style-name="WWNum3">
        <text:list-item>
          <text:p text:style-name="P24">La prima scelta di progetto riguarda l’acquisizione tramite tastiera per la scelta della congettura <text:s/>da utilizzare. </text:p>
        </text:list-item>
        <text:list-item>
          <text:p text:style-name="P25">La seconda scelta di progetto riguarda una migliore leggibilità del codice data dalla stampa a schermo di un valore numerico di sole due cifre decimali per il calcolo del logaritmo naturale.</text:p>
        </text:list-item>
        <text:list-item>
          <text:p text:style-name="P26">Sequenza nulla “?”</text:p>
        </text:list-item>
      </text:list>
      <text:p text:style-name="P8">Passi dell’algoritmo:</text:p>
      <text:list xml:id="list3139823462" text:style-name="WWNum12">
        <text:list-item>
          <text:p text:style-name="P17">Come prima cosa si acquisisce da tastiera <text:span text:style-name="T5">il valore numerico corrispondente alla congettura che si vuole scegliere.</text:span> </text:p>
        </text:list-item>
      </text:list>
      <text:p text:style-name="P4"/>
      <text:list xml:id="list162351558242641" text:continue-numbering="true" text:style-name="WWNum12">
        <text:list-item>
          <text:p text:style-name="P17"><text:span text:style-name="T5">Se si è optato per la congettura di Beal si avr</text:span><text:span text:style-name="T14">à</text:span><text:span text:style-name="T5"> in primo luogo una validazione dei valori numerici inseriti, <text:s/>affinché rispettino i parametri </text:span><text:s/><text:span text:style-name="T5">imposti dalla congettura stessa, ossia: inserimento di un valore maggiore-uguale di uno per quanto riguarda le basi (in questo caso a,b,c), inserimento di un valore maggiore-uguale a tre per gli esponenti (in questo caso x,y,z).</text:span></text:p>
          <text:p text:style-name="P18">In seguito si avranno i rispettivi passaggi:</text:p>
          <text:p text:style-name="P18"/>
        </text:list-item>
      </text:list>
      <text:list xml:id="list1420925921" text:style-name="L3">
        <text:list-item>
          <text:list>
            <text:list-item>
              <text:list>
                <text:list-item>
                  <text:p text:style-name="P20">Dopo aver acquisito i valori a tastiera si controllerà che l’equazione sia vera, in questo caso: <text:s/><text:span text:style-name="T6">a x + b y = c z, e lo si farà andando a sostituire i valori inseriti con le corrispondenti lettere dell’equazione, andandola poi a risolvere.</text:span></text:p>
                  <text:p text:style-name="P27"/>
                </text:list-item>
                <text:list-item>
                  <text:p text:style-name="P20"><text:span text:style-name="T6">In seguito alla risoluzione dell’equazione si potranno ottenere due possibili esiti: esito negativo se l’equazione non risulta vera, con conseguente stampa a video </text:span><text:span text:style-name="T9">e terminazione del programma</text:span><text:span text:style-name="T6">, <text:s/>oppure esito positivo se l’equazione risulta valida, con conseguente proseguimento dell’esecuzione del programma.</text:span></text:p>
                  <text:p text:style-name="P27"/>
                </text:list-item>
                <text:list-item>
                  <text:p text:style-name="P20"><text:span text:style-name="T6">Dopo di ch</text:span><text:span text:style-name="T7">é</text:span><text:span text:style-name="T6"> si proseguirà verificando, attraverso una funzione apposita, quali siano i numeri primi in comune, partendo dal controllo dei valori inseriti da tastiera.</text:span></text:p>
                  <text:p text:style-name="P27">Se i valori iniziali non risultano primi, la funzione <text:s/>proseguirà andando a prendere il primo valore inserito, e andandolo a ridurre finché non ne ricaverà i suoi numeri primi. </text:p>
                  <text:p text:style-name="P27"/>
                </text:list-item>
                <text:list-item>
                  <text:p text:style-name="P27">Successivamente aver ricavato i valori primi del primo elemento acquisito, si procederà andandoli a confrontare con gli altri valori acquisiti da tastiera, usufruendo di un’ulteriore funzione. Questa confronterà tutti i valori ricavati dal primo numero inserito con gli altri due.</text:p>
                  <text:p text:style-name="P27"/>
                </text:list-item>
                <text:list-item>
                  <text:p text:style-name="P20"><text:span text:style-name="T6">Infine se i valori primi del primo elemento coincidono con <text:s/>gli altri due, allora si avrà una stampa a video dell’esito con i rispettivi valori primi comuni. Altrimenti se non vi è corrispondenza si otterr</text:span><text:span text:style-name="T8">à</text:span><text:span text:style-name="T6"> a schermo un messaggio con esito negativo.</text:span></text:p>
                  <text:p text:style-name="P27"/>
                </text:list-item>
              </text:list>
            </text:list-item>
          </text:list>
          <text:p text:style-name="P30"/>
          <text:p text:style-name="P30"/>
          <text:p text:style-name="P30"><text:soft-page-break/></text:p>
          <text:p text:style-name="P30"/>
        </text:list-item>
      </text:list>
      <text:p text:style-name="P32"/>
      <text:list xml:id="list162351542898046" text:continue-numbering="true" text:style-name="L3">
        <text:list-item>
          <text:p text:style-name="P31"><text:s/>(3 non 2)Se si è optato per la congettura di Collatz, allora, si andrà ad inserire un valore che deve, anche in questo caso, rispettare i parametri previsti, ossia che il valore preso da tastiera sia maggiore-uguale ad uno. </text:p>
          <text:p text:style-name="P21"><text:span text:style-name="T13">I</text:span><text:span text:style-name="T6">n seguito </text:span><text:span text:style-name="T10">si avrà</text:span><text:span text:style-name="T6">:</text:span></text:p>
        </text:list-item>
      </text:list>
      <text:p text:style-name="P33"/>
      <text:list xml:id="list1301643579" text:style-name="L4">
        <text:list-item>
          <text:p text:style-name="P35">se il numero acquisito è pari lo si dividerà per 2 (f(n) = n/2), al contrario, se è dispari lo si moltiplica per tre e poi si addizionerà uno (f(n) = 3n + 1).</text:p>
          <text:p text:style-name="P35"/>
        </text:list-item>
        <text:list-item>
          <text:p text:style-name="P35">il ciclo proseguirà nel modo descritto sopra finché non raggiungerà il valore numero uno</text:p>
          <text:p text:style-name="P35"/>
        </text:list-item>
        <text:list-item>
          <text:p text:style-name="P22"><text:span text:style-name="T6">a video avremo la stampa della sequenza numerica che va dal numero acquisito a tastiera seguito, </text:span><text:span text:style-name="T13">poi,</text:span><text:span text:style-name="T6"> dai risultati delle rispettive operazioni a seconda del caso.</text:span></text:p>
        </text:list-item>
      </text:list>
      <text:p text:style-name="P34"/>
      <text:list xml:id="list162352373650856" text:continue-numbering="true" text:style-name="L4">
        <text:list-item>
          <text:p text:style-name="P23"><text:span text:style-name="T6">Se si opta, invece, per la congettura di Cramer si chiederà di inserire un numero primo, che oltre che essere primo, </text:span><text:span text:style-name="T11">e dunque validato come descritto precedentemente</text:span><text:span text:style-name="T6">, dovrà essere maggiore-uguale di undici, come richiesto da congettura. </text:span></text:p>
          <text:p text:style-name="P23"><text:span text:style-name="T11">S</text:span><text:span text:style-name="T6">uccessivamente si </text:span><text:span text:style-name="T11">calcolerà </text:span><text:span text:style-name="T12"><text:s/>il valore assoluto della differenza tra due numeri </text:span><text:span text:style-name="T11">e il </text:span><text:span text:style-name="T12"><text:s/>quadrato del logaritmo naturale del più piccolo dei due numeri.</text:span><text:span text:style-name="T11"> </text:span></text:p>
          <text:p text:style-name="P23"><text:span text:style-name="T11"><text:s/>A schermo si </text:span><text:span text:style-name="T6">avrà:</text:span></text:p>
          <text:p text:style-name="P36"/>
          <text:list>
            <text:list-item>
              <text:list>
                <text:list-item>
                  <text:p text:style-name="P37">la richiesta di inserire un altro valore numerico primo, successivo a quello precedentemente inserito (maggiore di undici)</text:p>
                  <text:p text:style-name="P37"/>
                </text:list-item>
                <text:list-item>
                  <text:p text:style-name="P37">se il numero inserito è corretto, allora il programma procederà a calcolarne il valore assoluto della differenza tra i due numeri primi, <text:s/>e il quadrato del logaritmo naturale del numero primo più piccolo</text:p>
                  <text:p text:style-name="P37"/>
                </text:list-item>
                <text:list-item>
                  <text:p text:style-name="P37">se, invece, il valore non risulta primo, allora verrà richiesta a schermo la possibilità di reinserire il valore corretto</text:p>
                </text:list-item>
              </text:list>
            </text:list-item>
          </text:list>
        </text:list-item>
      </text:list>
      <text:p text:style-name="P38"/>
      <text:list xml:id="list162352434056202" text:continue-list="list162351542898046" text:style-name="L3">
        <text:list-item>
          <text:list>
            <text:list-item>
              <text:list>
                <text:list-header>
                  <text:p text:style-name="P28"/>
                </text:list-header>
              </text:list>
            </text:list-item>
          </text:list>
        </text:list-item>
      </text:list>
      <text:p text:style-name="P32"/>
      <text:p text:style-name="P32"/>
      <text:p text:style-name="P32"/>
      <text:p text:style-name="P29"/>
      <text:p text:style-name="P29"/>
      <text:p text:style-name="P29"/>
      <text:list xml:id="list162353007804572" text:continue-numbering="true" text:style-name="L3">
        <text:list-item>
          <text:list>
            <text:list-item>
              <text:list>
                <text:list-header>
                  <text:p text:style-name="P27"><text:s/></text:p>
                </text:list-header>
              </text:list>
            </text:list-item>
          </text:list>
        </text:list-item>
      </text:list>
      <text:list xml:id="list162352057366528" text:continue-list="list162351558242641" text:style-name="WWNum12">
        <text:list-header>
          <text:p text:style-name="P19"/>
        </text:list-header>
      </text:list>
      <text:p text:style-name="P5"/>
      <text:list xml:id="list162352366321725" text:continue-numbering="true" text:style-name="WWNum12">
        <text:list-header>
          <text:p text:style-name="P39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Courier New1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818cm"/>
        </style:list-level-properties>
        <style:text-properties style:font-name="Courier New1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0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17:44:31.362000000</meta:creation-date>
    <meta:generator>LibreOffice/7.4.1.2$Windows_X86_64 LibreOffice_project/3c58a8f3a960df8bc8fd77b461821e42c061c5f0</meta:generator>
    <dc:date>2022-12-18T16:23:51.128000000</dc:date>
    <meta:editing-duration>PT6H41M34S</meta:editing-duration>
    <meta:editing-cycles>13</meta:editing-cycles>
    <meta:document-statistic meta:table-count="0" meta:image-count="0" meta:object-count="0" meta:page-count="5" meta:paragraph-count="58" meta:word-count="1221" meta:character-count="7149" meta:non-whitespace-character-count="5989"/>
  </office:meta>
</office:document-meta>
</file>